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00000003097150C38.png"/>
  <manifest:file-entry manifest:media-type="image/png" manifest:full-path="Pictures/100002010000003000000030B249D6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1.B1" style:family="table-cell">
      <style:table-cell-properties style:vertical-align="middle" fo:padding="0.097cm" fo:border="0.002cm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4.B1" style:family="table-cell">
      <style:table-cell-properties style:vertical-align="middle" fo:padding="0.097cm" fo:border="0.002cm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 fo:background-color="#e6e6e6">
        <style:background-image/>
      </style:paragraph-properties>
    </style:style>
    <style:style style:name="P4" style:family="paragraph" style:parent-style-name="Standard">
      <style:text-properties fo:color="#c9211e" fo:font-weight="bold" style:font-weight-asian="bold" style:font-weight-complex="bold"/>
    </style:style>
    <style:style style:name="P5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6" style:family="paragraph" style:parent-style-name="Standard"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weight="bold" style:font-weight-asian="bold" style:font-weight-complex="bold" loext:opacity="100%"/>
    </style:style>
    <style:style style:name="T3" style:family="text">
      <style:text-properties fo:color="#00a933" loext:opacity="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B249D669.png" xlink:type="simple" xlink:show="embed" xlink:actuate="onLoad"/></draw:frame></text:p>
          </table:table-cell>
          <table:table-cell table:style-name="Tabla1.B1" office:value-type="string">
            <text:p text:style-name="P2"><text:span text:style-name="T1">Nome</text:span><text:span text:style-name="T1">: </text:span></text:p>
          </table:table-cell>
        </table:table-row>
      </table:table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<draw:frame draw:style-name="fr1" draw:name="Imagen8" text:anchor-type="as-char" svg:width="1.099cm" svg:height="1.099cm" draw:z-index="1"><draw:image xlink:href="Pictures/10000201000000300000003097150C38.png" xlink:type="simple" xlink:show="embed" xlink:actuate="onLoad"/></draw:frame></text:p>
          </table:table-cell>
          <table:table-cell table:style-name="Tabla4.B1" office:value-type="string">
            <text:p text:style-name="Text_20_body">1. Dado un teléfono móbil coas seguintes características:</text:p>
            <text:p text:style-name="Text_20_body">Captura de vídeo: 1080p (1920x1080 píxeles) a 60fps e 32 bits de color</text:p>
            <text:p text:style-name="Text_20_body">Captura de audio: son estéreo con calidade de 24 bits e 44,1 kHz</text:p>
            <text:p text:style-name="Text_20_body"/>
            <text:p text:style-name="Text_20_body">Se o espazo de almacenamento libre do que dispoñemos é de 10 GB, indica a duración máxima de vídeo que podemos gravar.</text:p>
            <text:p text:style-name="Text_20_body"/>
            <text:p text:style-name="Text_20_body">Realiza os cálculos empregando unidades de almacenamento en potencias de dous.</text:p>
          </table:table-cell>
        </table:table-row>
      </table:table>
      <text:p text:style-name="Standard"/>
      <text:p text:style-name="Standard"/>
      <text:p text:style-name="P4">Vídeo:</text:p>
      <text:p text:style-name="Standard">Espazo para gardar unha imaxe: 1920x1080x32 bits= 66355200 bits</text:p>
      <text:p text:style-name="Standard"/>
      <text:p text:style-name="Standard">Espazo para gardar un segundo de vídeo=Espazo para gardar unha imaxe*60</text:p>
      <text:p text:style-name="Standard">Espazo para gardar un segundo de vídeo= 66355200*60=3981312000 bits</text:p>
      <text:p text:style-name="Standard"/>
      <text:p text:style-name="Standard">Espazo para gardar vídeo= 3981312000/8=497664000 bytes/s</text:p>
      <text:p text:style-name="Standard"/>
      <text:p text:style-name="Standard"><text:span text:style-name="T2">Audio</text:span>:</text:p>
      <text:p text:style-name="Standard">Espazo para gardar un segundo de audio=44.1*1000*24*2 bits= 2116800 bits</text:p>
      <text:p text:style-name="Standard">Espazo para gardar audio= 2116800/8= 264600 bytes/s</text:p>
      <text:p text:style-name="Standard"/>
      <text:p text:style-name="P4">Material audiovisual:</text:p>
      <text:p text:style-name="Standard">Espazo para gardar material audiovisual= Espazo para gardar vídeo + Espazo para gardar audio</text:p>
      <text:p text:style-name="Standard">Espazo para gardar material audiovisual= 497664000 + <text:s/>264600 = 497928600 bytes/s</text:p>
      <text:p text:style-name="Standard">Espazo para gardar material audiovisual [KiB] = <text:s/>497928600 / 1024 = 486258,3984375 KiB/s</text:p>
      <text:p text:style-name="Standard">Espazo para gardar material audiovisual [MiB] = <text:s/>486258,3984375 / 1024 = 474,86 <text:span text:style-name="T3">MiB</text:span>/s</text:p>
      <text:p text:style-name="Standard"/>
      <text:p text:style-name="P4">Espazo libre no móbil:</text:p>
      <text:p text:style-name="Standard">Espazo libre=5GB <text:s/>=&gt; Espazo libre=5*1000*1000*1000=5000000000 bytes</text:p>
      <text:p text:style-name="Standard">Espazo libre [KiB] = <text:s/>5000000000 / 1024 = 4882812,5 KiB</text:p>
      <text:p text:style-name="Standard">Espazo libre [<text:span text:style-name="T3">MiB</text:span>] = <text:s/>4882812,5 / 1024 = 4768,37 MiB</text:p>
      <text:p text:style-name="Standard"/>
      <text:p text:style-name="Standard">Tempo que podo almacenar= (Espazo libre no móbil)/(Espazo para gardar material audiovisual)</text:p>
      <text:p text:style-name="Standard"/>
      <text:p text:style-name="Standard">Tempo que podo almacenar= 5000000000 / 497928600= 10,041 segundos</text:p>
      <text:p text:style-name="Standard"/>
      <text:p text:style-name="Standard"><text:soft-page-break/>Tempo que podo almacenar= 4768,37 / 474,86= 10,041 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8T19:00:54.212747558</meta:creation-date>
    <dc:date>2022-09-27T15:52:33.87</dc:date>
    <meta:editing-duration>PT8H29M37S</meta:editing-duration>
    <meta:editing-cycles>142</meta:editing-cycles>
    <meta:generator>OpenOffice/4.1.4$Win32 OpenOffice.org_project/414m5$Build-9788</meta:generator>
    <meta:document-statistic meta:table-count="2" meta:image-count="2" meta:object-count="0" meta:page-count="2" meta:paragraph-count="29" meta:word-count="236" meta:character-count="1558"/>
  </office:meta>
</office:document-meta>
</file>